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16.999cm" table:align="margins"/>
    </style:style>
    <style:style style:name="Tabla1.A" style:family="table-column">
      <style:table-column-properties style:column-width="16.999cm" style:rel-column-width="65535*"/>
    </style:style>
    <style:style style:name="Tabla1.A1" style:family="table-cell">
      <style:table-cell-properties fo:padding="0.097cm" fo:border="0.002cm solid #000000"/>
    </style:style>
    <style:style style:name="P1" style:family="paragraph" style:parent-style-name="Footer">
      <style:paragraph-properties fo:text-align="end" style:justify-single-word="false"/>
      <style:text-properties style:font-name="Arial"/>
    </style:style>
    <style:style style:name="P2" style:family="paragraph" style:parent-style-name="Standard">
      <style:paragraph-properties fo:text-align="center" style:justify-single-word="false"/>
      <style:text-properties style:font-name="Arial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justify" style:justify-single-word="false"/>
      <style:text-properties style:font-name="Arial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justify" style:justify-single-word="false"/>
      <style:text-properties style:font-name="Arial"/>
    </style:style>
    <style:style style:name="P5" style:family="paragraph" style:parent-style-name="Standard">
      <style:paragraph-properties fo:text-align="start" style:justify-single-word="false"/>
      <style:text-properties style:font-name="Arial"/>
    </style:style>
    <style:style style:name="P6" style:family="paragraph" style:parent-style-name="Table_5f_20_5f_Contents">
      <style:paragraph-properties fo:text-align="justify" style:justify-single-word="false"/>
      <style:text-properties style:font-name="Arial" fo:font-weight="bold" style:font-weight-asian="bold" style:font-weight-complex="bold"/>
    </style:style>
    <style:style style:name="P7" style:family="paragraph" style:parent-style-name="Standard" style:list-style-name="L1">
      <style:paragraph-properties fo:text-align="justify" style:justify-single-word="false"/>
      <style:text-properties style:font-name="Arial" fo:font-weight="bold" style:font-weight-asian="bold" style:font-weight-complex="bold"/>
    </style:style>
    <style:style style:name="P8" style:family="paragraph" style:parent-style-name="Standard" style:list-style-name="L2">
      <style:paragraph-properties fo:text-align="justify" style:justify-single-word="false"/>
      <style:text-properties style:font-name="Arial"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5f_20_5f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5f_20_5f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5f_20_5f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5f_20_5f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5f_20_5f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5f_20_5f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5f_20_5f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5f_20_5f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5f_20_5f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5f_20_5f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ompletando la máquina</text:p>
      <text:p text:style-name="P2"/>
      <text:p text:style-name="P2"/>
      <text:list xml:id="list6715906474909699034" text:style-name="L1">
        <text:list-item>
          <text:p text:style-name="P7">Completa las frases con las palabras correspondientes:</text:p>
        </text:list-item>
      </text:list>
      <text:p text:style-name="P5"><text:tab/></text:p>
      <text:p text:style-name="P4"/>
      <table:table table:name="Tabla1" table:style-name="Tabla1">
        <table:table-column table:style-name="Tabla1.A"/>
        <table:table-row>
          <table:table-cell table:style-name="Tabla1.A1" office:value-type="string">
            <text:p>| ALU | | Disco duro | | Código binario | | RAM | </text:p>
          </table:table-cell>
        </table:table-row>
      </table:table>
      <text:p text:style-name="P3"/>
      <text:list xml:id="list830616497273464871" text:style-name="L2">
        <text:list-item>
          <text:p text:style-name="P8">Para hacer cálculos matemáticos, el ordenador utiliza una …</text:p>
        </text:list-item>
        <text:list-item>
          <text:p text:style-name="P8">La información se almacena en un …</text:p>
        </text:list-item>
        <text:list-item>
          <text:p text:style-name="P8">El … facilita la computación</text:p>
        </text:list-item>
        <text:list-item>
          <text:p text:style-name="P8">La memoria … siempre tiene el mismo tiempo de acceso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5f_20_5f_Symbols" style:display-name="Numbering_20_Symbols" style:family="text"/>
    <style:style style:name="Bullet_5f_20_5f_Symbols" style:display-name="Bullet_20_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style:font-name="Arial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.499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Header"><draw:frame draw:style-name="Mfr1" draw:name="gráficos1" text:anchor-type="paragraph" svg:x="-2.223cm" svg:y="-2cm" svg:width="20.999cm" svg:height="1.85cm" draw:z-index="0"><draw:image xlink:href="http://www3.gobiernodecanarias.org/medusa/ecoescuela/plantillasrecursos/files/2019/02/eso-1-tecnologia.png" xlink:type="simple" xlink:show="embed" xlink:actuate="onLoad"/></draw:frame> <text:s/></text:p>
      </style:header>
      <style:footer>
        <text:p text:style-name="MP1">Recurso 7 | <text:page-number text:select-page="current">1</text:page-number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9S</meta:editing-duration>
    <meta:editing-cycles>3</meta:editing-cycles>
    <meta:generator>OpenOffice/4.1.6$Win32 OpenOffice.org_project/416m1$Build-9790</meta:generator>
    <dc:date>2019-02-14T20:47:45.18</dc:date>
    <meta:document-statistic meta:table-count="1" meta:image-count="1" meta:object-count="0" meta:page-count="1" meta:paragraph-count="10" meta:word-count="64" meta:character-count="322"/>
    <meta:user-defined meta:name="Info 1"/>
    <meta:user-defined meta:name="Info 2"/>
    <meta:user-defined meta:name="Info 3"/>
    <meta:user-defined meta:name="Info 4"/>
  </office:meta>
</office:document-meta>
</file>